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c6da" officeooo:paragraph-rsid="001dc6da"/>
    </style:style>
    <style:style style:name="P2" style:family="paragraph" style:parent-style-name="Standard">
      <style:text-properties officeooo:rsid="001f0af8" officeooo:paragraph-rsid="001f0af8"/>
    </style:style>
    <style:style style:name="P3" style:family="paragraph" style:parent-style-name="Standard">
      <style:text-properties officeooo:paragraph-rsid="001dc6da"/>
    </style:style>
    <style:style style:name="P4" style:family="paragraph" style:parent-style-name="Standard">
      <style:text-properties officeooo:rsid="001f5a81" officeooo:paragraph-rsid="001f5a81"/>
    </style:style>
    <style:style style:name="P5" style:family="paragraph" style:parent-style-name="Standard">
      <style:text-properties fo:font-weight="bold" officeooo:rsid="001f0af8" officeooo:paragraph-rsid="001f0af8" style:font-weight-asian="bold" style:font-weight-complex="bold"/>
    </style:style>
    <style:style style:name="P6" style:family="paragraph" style:parent-style-name="Standard">
      <style:text-properties fo:font-weight="bold" officeooo:rsid="00216110" officeooo:paragraph-rsid="00216110" style:font-weight-asian="bold" style:font-weight-complex="bold"/>
    </style:style>
    <style:style style:name="P7" style:family="paragraph" style:parent-style-name="Standard">
      <style:text-properties fo:font-weight="normal" officeooo:rsid="0021b4a0" officeooo:paragraph-rsid="0021b4a0" style:font-weight-asian="normal" style:font-weight-complex="normal"/>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text-properties style:text-underline-style="solid" style:text-underline-width="auto" style:text-underline-color="font-color" officeooo:rsid="001f5a81" officeooo:paragraph-rsid="001f5a81"/>
    </style:style>
    <style:style style:name="P10" style:family="paragraph" style:parent-style-name="Standard">
      <style:text-properties style:text-underline-style="solid" style:text-underline-width="auto" style:text-underline-color="font-color" fo:font-weight="normal" officeooo:rsid="0021b4a0" officeooo:paragraph-rsid="0021b4a0" style:font-weight-asian="normal" style:font-weight-complex="normal"/>
    </style:style>
    <style:style style:name="T1" style:family="text">
      <style:text-properties officeooo:rsid="001dc6da"/>
    </style:style>
    <style:style style:name="T2" style:family="text">
      <style:text-properties officeooo:rsid="001f0af8"/>
    </style:style>
    <style:style style:name="T3" style:family="text">
      <style:text-properties fo:font-weight="bold" style:font-weight-asian="bold" style:font-weight-complex="bold"/>
    </style:style>
    <style:style style:name="T4" style:family="text">
      <style:text-properties fo:font-weight="bold" officeooo:rsid="001f0af8"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ask1:</text:p>
      <text:p text:style-name="Standard">Please create three regex to match next tasks:</text:p>
      <text:p text:style-name="Standard"/>
      <text:p text:style-name="P2">import re</text:p>
      <text:p text:style-name="Standard"/>
      <text:p text:style-name="Standard"><text:span text:style-name="T2"># </text:span>the current time in format hh:mm:ss</text:p>
      <text:p text:style-name="P1"><text:span text:style-name="T3">text </text:span>= „The current time is 22:00:00”</text:p>
      <text:p text:style-name="P1"><text:span text:style-name="T3">match</text:span> = re.search(r”\d\d:\d\d:\d\d”, <text:span text:style-name="T2">text)</text:span></text:p>
      <text:p text:style-name="P1">pri<text:span text:style-name="T2">n</text:span>t(match.group)</text:p>
      <text:p text:style-name="P1"/>
      <text:p text:style-name="Standard"><text:span text:style-name="T2"># </text:span>ipv4 address</text:p>
      <text:p text:style-name="P1"><text:span text:style-name="T3">text</text:span> = „My IP address is 129.144.50.56”</text:p>
      <text:p text:style-name="P1"><text:span text:style-name="T3">match</text:span> = re.search(r”\d\d\d.\d\d\d.\d\d.\d\d”, <text:span text:style-name="T2">text</text:span>)</text:p>
      <text:p text:style-name="P1">pri<text:span text:style-name="T2">n</text:span>t(match.group)</text:p>
      <text:p text:style-name="P1"/>
      <text:p text:style-name="Standard"><text:span text:style-name="T2"># </text:span>whole paragraph of test text</text:p>
      <text:p text:style-name="P1"><text:span text:style-name="T3">text</text:span> = „Regular expressions can be concatenated to form new regular expressions; if A and B are both regular expressions, then AB is also a regular expression. In general, if a string p matches A and another string q matches B, the string pq will match AB. This holds unless A or B contain low precedence operations; boundary conditions between A and B; or have numbered group references. Thus, complex expressions can easily be constructed from simpler primitive expressions like the ones described here. For details of the theory and implementation of regular expressions, consult the Friedl book [Frie09], or almost any textbook about compiler construction.„</text:p>
      <text:p text:style-name="P3"><text:span text:style-name="T4">pattern</text:span><text:span text:style-name="T2"> = „</text:span><text:span text:style-name="T1">In general, if a string p matches A and another string q matches B, the string pq will match AB”</text:span></text:p>
      <text:p text:style-name="P2"><text:span text:style-name="T3">match</text:span> = re.search(pattern, text)</text:p>
      <text:p text:style-name="P2"/>
      <text:p text:style-name="P2"/>
      <text:p text:style-name="P9">Task2:</text:p>
      <text:p text:style-name="P4">Extract from 'ps' output pids of all the processes run from the current user</text:p>
      <text:p text:style-name="P5">ps -ef | grep rbrze | awk '{print $2}'</text:p>
      <text:p text:style-name="P2"/>
      <text:p text:style-name="P4">Extract all ip addresses(ipv4 and ipv6) assigned to the host from ifconfig output. Present them in alphabetical order.</text:p>
      <text:p text:style-name="P6">ifconfig | grep inet | sort</text:p>
      <text:p text:style-name="P6"/>
      <text:p text:style-name="P10">Task3:</text:p>
      <text:p text:style-name="P7">Parse “access.log” file - find all unique IP addresses. Group this IPs and sort them. Calculate how much requests being made for each IP.</text:p>
      <text:p text:style-name="P7">?</text:p>
      <text:p text:style-name="P7"/>
      <text:p text:style-name="P10">Task4: </text:p>
      <text:p text:style-name="P7">Write a bash script to check: • Number of CPU Cores • Disk space • Size of RAM • provide information about the last users which were login on the host • calculate the number of active python/perl process • create a cron job which will send a report information on email address. User should be possible to choose what exactly he wants to check.</text:p>
      <text:p text:style-name="P4">?</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9T19:55:17.195571441</meta:creation-date>
    <dc:date>2022-12-19T21:29:31.322192068</dc:date>
    <meta:editing-duration>PT33M12S</meta:editing-duration>
    <meta:editing-cycles>4</meta:editing-cycles>
    <meta:generator>LibreOffice/6.4.7.2$Linux_X86_64 LibreOffice_project/40$Build-2</meta:generator>
    <meta:document-statistic meta:table-count="0" meta:image-count="0" meta:object-count="0" meta:page-count="1" meta:paragraph-count="26" meta:word-count="324" meta:character-count="1908" meta:non-whitespace-character-count="1609"/>
  </office:meta>
</office:document-meta>
</file>